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3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50%" style:writing-mode="lr-tb"/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50%" style:writing-mode="lr-tb"/>
      <style:text-properties style:font-name="helvetica" fo:font-size="10pt" style:font-size-asian="10pt" style:font-size-complex="10pt"/>
    </style:style>
    <style:style style:name="P9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style:font-size-asian="10pt" style:font-size-complex="10pt"/>
    </style:style>
    <style:style style:name="P10" style:family="paragraph" style:parent-style-name="Standard">
      <style:paragraph-properties fo:line-height="150%" fo:text-align="center" style:justify-single-word="false" style:writing-mode="lr-tb"/>
      <style:text-properties style:font-name="helvetica" fo:font-weight="bold" style:font-weight-asian="bold" style:font-weight-complex="bold"/>
    </style:style>
    <style:style style:name="P11" style:family="paragraph" style:parent-style-name="Standard">
      <style:paragraph-properties fo:line-height="150%" style:writing-mode="lr-tb"/>
    </style:style>
    <style:style style:name="P12" style:family="paragraph" style:parent-style-name="Standard">
      <style:paragraph-properties fo:line-height="150%" fo:text-align="center" style:justify-single-word="false" style:writing-mode="lr-tb"/>
    </style:style>
    <style:style style:name="P13" style:family="paragraph" style:parent-style-name="Standard" style:list-style-name="WWNum1">
      <style:paragraph-properties fo:line-height="150%" style:writing-mode="lr-tb"/>
    </style:style>
    <style:style style:name="P14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</style:style>
    <style:style style:name="P15" style:family="paragraph" style:parent-style-name="Standard" style:master-page-name="">
      <loext:graphic-properties draw:fill-image-width="0cm" draw:fill-image-height="0cm"/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16" style:family="paragraph" style:parent-style-name="Standard" style:list-style-name="L1">
      <loext:graphic-properties draw:fill-image-width="0cm" draw:fill-image-height="0cm"/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7" style:family="paragraph" style:parent-style-name="Standard" style:list-style-name="L1" style:master-page-name="">
      <loext:graphic-properties draw:fill-image-width="0cm" draw:fill-image-height="0cm"/>
      <style:paragraph-properties fo:line-height="1.499cm" style:page-number="auto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8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4" style:family="text"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helvetica" fo:font-size="10pt" style:font-size-asian="10pt" style:font-size-complex="10pt"/>
    </style:style>
    <style:style style:name="T6" style:family="text">
      <style:text-properties style:font-name="helvetica" fo:font-size="10pt" officeooo:rsid="00092a6d" style:font-size-asian="10pt" style:font-size-complex="1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escription d'examen biologique</text:p>
      <text:p text:style-name="P2"><text:span text:style-name="T5">Nom du patient : </text:span><text:span text:style-name="T3">HAWA</text:span><text:span text:style-name="T6"><text:tab/></text:span><text:span text:style-name="T5">Prénom : </text:span><text:span text:style-name="T3">MERIGA</text:span></text:p>
      <text:p text:style-name="P1"><text:span text:style-name="T5">Date de naissance : </text:span><text:span/></text:p>
      <text:p text:style-name="P4"/>
      <text:p text:style-name="P15"><text:span text:style-name="T5">Date de demande de l'examen : <text:span text:style-name="T3">12 Juillet 2017</text:span></text:span></text:p>
      <text:p text:style-name="P15"><text:span text:style-name="T5">Nom du prescripteur : <text:tab/></text:span></text:p>
      <text:p text:style-name="P15"><text:span text:style-name="T5">Nom du service prescripteur de l'examen : <text:tab/></text:span></text:p>
      <text:p text:style-name="Heading_20_2"/>
      <text:p text:style-name="Heading_20_2">Infection</text:p>
      <text:list text:style-name="L1">
        <text:list-item>
          <text:p text:style-name="P16">PCV : <text:tab/></text:p>
        </text:list-item>
      </text:list>
      <text:list text:style-name="L1">
        <text:list-item>
          <text:p text:style-name="P16">Test VIH rapide : <text:tab/></text:p>
        </text:list-item>
      </text:list>
      <text:list text:style-name="L1">
        <text:list-item>
          <text:p text:style-name="P16">TPHA : <text:tab/></text:p>
        </text:list-item>
      </text:list>
      <text:list text:style-name="L1">
        <text:list-item>
          <text:p text:style-name="P16">Chlamydiae : <text:tab/></text:p>
        </text:list-item>
      </text:list>
      <text:p text:style-name="Heading_20_2">Autres analyses</text:p>
      <text:list text:style-name="L1">
        <text:list-item>
          <text:p text:style-name="P16">Selles : 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itre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u_20_de_20_tableau" style:display-name="Contenu de tableau" style:family="paragraph" style:parent-style-name="Standard" style:default-outline-level="">
      <style:paragraph-properties text:number-lines="false" text:line-number="0"/>
    </style:style>
    <style:style style:name="Titre_20_de_20_tableau" style:display-name="Titre de tableau" style:family="paragraph" style:parent-style-name="Contenu_20_de_20_tableau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loext:graphic-properties draw:fill="solid" draw:fill-color="#ffd320"/>
      <style:paragraph-properties fo:margin-top="0cm" fo:margin-bottom="1cm" loext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/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uces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1-09T12:19:52.016000000</dc:date>
    <meta:editing-cycles>89</meta:editing-cycles>
    <meta:editing-duration>PT8H53M26S</meta:editing-duration>
    <meta:generator>LibreOffice/5.2.2.2$Windows_x86 LibreOffice_project/8f96e87c890bf8fa77463cd4b640a2312823f3ad</meta:generator>
    <meta:document-statistic meta:table-count="0" meta:image-count="0" meta:object-count="0" meta:page-count="1" meta:paragraph-count="9" meta:word-count="43" meta:character-count="255" meta:non-whitespace-character-count="216"/>
  </office:meta>
</office:document-meta>
</file>